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4193" officeooo:paragraph-rsid="0029419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15eaa6" officeooo:paragraph-rsid="001c5d6d"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8efc4" officeooo:paragraph-rsid="001c5d6d"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dd2df" officeooo:paragraph-rsid="001c5d6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fbfd2" officeooo:paragraph-rsid="001c5d6d"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d6f1d" officeooo:paragraph-rsid="001d6f1d"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226715" officeooo:paragraph-rsid="00226715"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2a9942" officeooo:paragraph-rsid="002a9942" style:font-size-asian="10.5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333b15" officeooo:paragraph-rsid="00333b15"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34ca8a" officeooo:paragraph-rsid="0034ca8a"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35ca80" officeooo:paragraph-rsid="0035ca80"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18572e" officeooo:paragraph-rsid="00279b61"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2c8522" officeooo:paragraph-rsid="002c8522" style:font-size-asian="12pt" style:font-weight-asian="bold" style:font-size-complex="12pt" style:font-weight-complex="bold"/>
    </style:style>
    <style:style style:name="P29" style:family="paragraph" style:parent-style-name="Standard">
      <style:text-properties officeooo:rsid="003c745f" officeooo:paragraph-rsid="003038bd"/>
    </style:style>
    <style:style style:name="P30"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31"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32" style:family="paragraph" style:parent-style-name="Standard" style:list-style-name="L1">
      <style:text-properties officeooo:rsid="001cf658" officeooo:paragraph-rsid="0034ca8a"/>
    </style:style>
    <style:style style:name="P33" style:family="paragraph" style:parent-style-name="Standard" style:list-style-name="L1">
      <style:text-properties officeooo:rsid="001d9e3f" officeooo:paragraph-rsid="0034ca8a"/>
    </style:style>
    <style:style style:name="P34"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36" style:family="paragraph" style:parent-style-name="Standard" style:list-style-name="L3">
      <style:text-properties officeooo:rsid="001d6f1d" officeooo:paragraph-rsid="001d6f1d"/>
    </style:style>
    <style:style style:name="P37" style:family="paragraph" style:parent-style-name="Standard" style:list-style-name="L3">
      <style:text-properties officeooo:rsid="0025fe31" officeooo:paragraph-rsid="0025fe31"/>
    </style:style>
    <style:style style:name="P38" style:family="paragraph" style:parent-style-name="Standard" style:list-style-name="L3">
      <style:text-properties style:text-underline-style="none" officeooo:rsid="001d6f1d" officeooo:paragraph-rsid="001d6f1d"/>
    </style:style>
    <style:style style:name="P39" style:family="paragraph" style:parent-style-name="Standard" style:list-style-name="L3">
      <style:text-properties style:text-underline-style="solid" style:text-underline-width="auto" style:text-underline-color="font-color" officeooo:rsid="001d6f1d" officeooo:paragraph-rsid="001d6f1d"/>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35f85"/>
    </style:style>
    <style:style style:name="T6" style:family="text">
      <style:text-properties officeooo:rsid="0025fe31"/>
    </style:style>
    <style:style style:name="T7" style:family="text">
      <style:text-properties officeooo:rsid="0026c6ca"/>
    </style:style>
    <style:style style:name="T8" style:family="text">
      <style:text-properties officeooo:rsid="002cdadf"/>
    </style:style>
    <style:style style:name="T9" style:family="text">
      <style:text-properties officeooo:rsid="002fab6e"/>
    </style:style>
    <style:style style:name="T10" style:family="text">
      <style:text-properties officeooo:rsid="004045cd"/>
    </style:style>
    <style:style style:name="T11" style:family="text">
      <style:text-properties fo:font-style="italic" style:font-style-asian="italic" style:font-style-complex="italic"/>
    </style:style>
    <style:style style:name="T12" style:family="text">
      <style:text-properties fo:font-style="italic" officeooo:rsid="004045cd" style:font-style-asian="italic" style:font-style-complex="italic"/>
    </style:style>
    <style:style style:name="T13" style:family="text">
      <style:text-properties officeooo:rsid="003182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xt:span text:style-name="T13">ProjectLog</text:span>s System</text:p>
      <text:p text:style-name="P23">some random thoughts</text:p>
      <text:p text:style-name="P5"/>
      <text:p text:style-name="P25">Features</text:p>
      <text:list xml:id="list7275859176719228376" text:style-name="L1">
        <text:list-item>
          <text:p text:style-name="P32">Log time &amp; expenses via a web form.</text:p>
        </text:list-item>
        <text:list-item>
          <text:p text:style-name="P32">Download logged data for invoices, timesheets, etc. via standard .csv files; example OpenOffice spreadsheet reports included.</text:p>
        </text:list-item>
        <text:list-item>
          <text:p text:style-name="P32">Designed for multiple staff reporting to one funding agency (most logging systems go the other way).</text:p>
        </text:list-item>
        <text:list-item>
          <text:p text:style-name="P32">Multiple projects can be logged and reported.</text:p>
        </text:list-item>
        <text:list-item>
          <text:p text:style-name="P32">Data is logged to subtask within task within project and, independently, to an general account.</text:p>
        </text:list-item>
        <text:list-item>
          <text:p text:style-name="P33">Administrative functions can be shared.</text:p>
        </text:list-item>
      </text:list>
      <text:p text:style-name="P6"/>
      <text:p text:style-name="P16">Users</text:p>
      <text:p text:style-name="P5">Can signon only if at least one organization connection. <text:s/>With the exception of the super-duper user, person_id=0. <text:s/>Other super users must, like normal users, have at least one org connection. <text:s/><text:span text:style-name="T7">Uses cookies.</text:span></text:p>
      <text:p text:style-name="P5"/>
      <text:p text:style-name="P17">Permissions</text:p>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29"><text:span text:style-name="T10">Permissions are grouped into three hierarchical groups: <text:s/></text:span><text:span text:style-name="T11">System</text:span> <text:span text:style-name="T10">wide permits are technical and for the use of system support; O</text:span><text:span text:style-name="T11">rganization</text:span> <text:span text:style-name="T10">permits are granted for a single organization (the system can support multiple orgs), such as adding a new project; </text:span><text:span text:style-name="T12">P</text:span><text:span text:style-name="T11">roject</text:span> <text:span text:style-name="T10">permits, likewise, are granted for a specific project within the organization.</text:span></text:p>
      <text:p text:style-name="P14"/>
      <text:p text:style-name="P18">Project Close Date</text:p>
      <text:p text:style-name="P8">Edit the project to prevent entering time before a given date.</text:p>
      <text:p text:style-name="P2"/>
      <text:p text:style-name="P24">Expenses</text:p>
      <text:p text:style-name="P4">The major difference in expenses vs hours is the expense type. There are three types: <text:line-break/></text:p>
      <text:list xml:id="list8685869957787134063" text:style-name="L2">
        <text:list-item>
          <text:p text:style-name="P34">Billed - these expenses are incurred in the field but come into the office to be paid.  Credit card charges and invoices, primarily.  They are not re-imburseable to the staff member.<text:line-break/></text:p>
        </text:list-item>
        <text:list-item>
          <text:p text:style-name="P34">Cash - these expenses are paid in the field, ie. they have been or will be paid by the staff member and are re-imburseable.<text:line-break/></text:p>
        </text:list-item>
        <text:list-item>
          <text:p text:style-name="P34">Mileage - The actual mileage is entered into the log page.  The system calculates the re-imburseable amount by multiplying by the mileage rate (see below) then displays that amount on the page when a new entry is accepted.  If later you want to see the actual mileage entered, hover the cursor over that amount.</text:p>
          <text:p text:style-name="P34"/>
        </text:list-item>
      </text:list>
      <text:p text:style-name="P4">The mileage rate is project dependent and is entered on the Project Edit page.  It defaults to 0.00.  Note that if the rate is later changed on the Project Edit page, that change will be reflected in the expenses <text:soft-page-break/>displayed and downloaded, ie. only the mileage is kept within the DB and the actual amount re-imbursed is always re-calculated anytime it is seen on-line. <text:line-break/></text:p>
      <text:p text:style-name="P26">Element Properties</text:p>
      <text:p text:style-name="P15">An element refers to a record that 'defines' the system, such as a subtask record or an account record. <text:s/>A '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4"/>
      <text:p text:style-name="P21">Session State</text:p>
      <text:p text:style-name="P35">See StateMachine.odt for more info.</text:p>
      <text:p text:style-name="P2"/>
      <text:p text:style-name="P19">Site_Conf</text:p>
      <text:p text:style-name="P9">Defines the “start” of the site. <text:s/>Contains configuration parameters and pointers to subsidiary configuration files.</text:p>
      <text:p text:style-name="P3"/>
      <text:p text:style-name="P27">Password Management</text:p>
      <text:p text:style-name="P10">The hashed password cannot be (easily) de-crypted. <text:s/>Hence, if a user forgets their password, the admin cannot retrieve it for them. <text:s/>The admin can create a new password, however, and relay the new to the user.</text:p>
      <text:p text:style-name="P11"/>
      <text:p text:style-name="P28">Input Integrity</text:p>
      <text:p text:style-name="P13">To prevent SQL injection, all alpha input should be scrubbed using the <text:span text:style-name="T9">COM_</text:span>input_edit() function in common.php.</text:p>
      <text:p text:style-name="P13">From Comments on User Submitted Data at www.php.net: </text:p>
      <text:p text:style-name="P30">You should not filter against known bad data, you need to white list your filters. </text:p>
      <text:p text:style-name="P31">Rather than looking for bad data, you should strip everything but what you expect because it's future proof. </text:p>
      <text:p text:style-name="P31"><text:tab/>$inputvar=substr(htmlentities($_POST['inputvar']),0,32); </text:p>
      <text:p text:style-name="P31"><text:tab/>$inputvar=preg_replace('/[^\w\.\-\&amp; ]/', '', $inputvar); </text:p>
      <text:p text:style-name="P31">Strip numbers, newlines, null characters, # and all non-printable characters, only allowing word characters(determined by locale setting), .,-, space and &amp; </text:p>
      <text:p text:style-name="P13">In our <text:span text:style-name="T9">COM_</text:span>input_edit, we will do entity de-code (the opposite of htmlentities()), allow digits (think addresses), trim spaces, and, optionally, truncate to length. <text:s/><text:span text:style-name="T8">The only chars other than alpha and digits allowed appears to be these five: <text:s/>&amp; _ - . ,</text:span></text:p>
      <text:p text:style-name="P11"/>
      <text:p text:style-name="P22">HTTPS and SSL</text:p>
      <text:p text:style-name="P12"/>
      <text:p text:style-name="P20">Session</text:p>
      <text:list xml:id="list3895535058652051281" text:style-name="L3">
        <text:list-item>
          <text:p text:style-name="P36">S<text:span text:style-name="T6">TATE<text:line-break/>A LIFO array/stack of serialized state objects (see lib/state.php)</text:span></text:p>
        </text:list-item>
        <text:list-item>
          <text:p text:style-name="P37">SITE_ORIGIN</text:p>
        </text:list-item>
        <text:list-item>
          <text:p text:style-name="P36">OUR_ROOT<text:line-break/><text:tab/>rarities.php<text:line-break/><text:tab/><text:span text:style-name="T4">loadMDB_csv.php</text:span></text:p>
        </text:list-item>
        <text:list-item>
          <text:p text:style-name="P36"><text:soft-page-break/>OUR_HOST<text:line-break/> prepend.php<text:line-break/> index.php<text:line-break/> <text:span text:style-name="T3">account_edit.php (style sheets, return to main)<text:line-break/> etc.<text:line-break/> loadMDB_csv.php</text:span></text:p>
        </text:list-item>
        <text:list-item>
          <text:p text:style-name="P38">_SITE_CONF</text:p>
        </text:list-item>
        <text:list-item>
          <text:p text:style-name="P38">UserPermits</text:p>
        </text:list-item>
        <text:list-item>
          <text:p text:style-name="P38">_EVICTED_</text:p>
        </text:list-item>
        <text:list-item>
          <text:p text:style-name="P38">_EVICTED</text:p>
        </text:list-item>
        <text:list-item>
          <text:p text:style-name="P38">org_TZO</text:p>
          <text:p text:style-name="P39"/>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6-01-27T18:08:02.100699809</dc:date>
    <meta:editing-duration>PT10H12M38S</meta:editing-duration>
    <meta:editing-cycles>22</meta:editing-cycles>
    <meta:generator>LibreOffice/5.0.2.2$Linux_X86_64 LibreOffice_project/00m0$Build-2</meta:generator>
    <meta:document-statistic meta:table-count="0" meta:image-count="0" meta:object-count="0" meta:page-count="3" meta:paragraph-count="51" meta:word-count="770" meta:character-count="4897" meta:non-whitespace-character-count="4155"/>
  </office:meta>
</office:document-meta>
</file>